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15cm" fo:min-width="6.7cm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2" draw:id="id2" draw:layer="layout" svg:width="7.2cm" svg:height="1.4cm" svg:x="10cm" svg:y="4cm">
          <text:p text:style-name="P1">Parent base class</text:p>
          <text:p text:style-name="P1"><text:span text:style-name="T1">(generated cod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.2cm" svg:height="1.4cm" svg:x="10cm" svg:y="8cm">
          <text:p text:style-name="P1">Parent concrete class</text:p>
          <text:p text:style-name="P1"><text:span text:style-name="T1">(manual code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6cm" svg:y1="8cm" svg:x2="13.6cm" svg:y2="5.4cm" draw:start-shape="id1" draw:start-glue-point="0" draw:end-shape="id2" draw:end-glue-point="2" svg:d="M13600 8000v-2600" svg:viewBox="0 0 1 2601">
          <text:p/>
        </draw:connector>
        <draw:custom-shape draw:style-name="gr1" draw:text-style-name="P2" xml:id="id3" draw:id="id3" draw:layer="layout" svg:width="7.2cm" svg:height="1.4cm" svg:x="10cm" svg:y="12.001cm">
          <text:p text:style-name="P1">Child concrete class</text:p>
          <text:p text:style-name="P1"><text:span text:style-name="T1">(manual code)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3.6cm" svg:y1="12.001cm" svg:x2="13.6cm" svg:y2="9.4cm" draw:start-shape="id3" draw:start-glue-point="0" draw:end-shape="id1" draw:end-glue-point="2" svg:d="M13600 12001v-2601" svg:viewBox="0 0 1 2602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0:35:23.593368832</meta:creation-date>
    <dc:date>2016-11-02T10:38:06.860195033</dc:date>
    <meta:editing-duration>PT2M42S</meta:editing-duration>
    <meta:editing-cycles>2</meta:editing-cycles>
    <meta:generator>LibreOffice/5.2.2.2$Linux_X86_64 LibreOffice_project/20m0$Build-2</meta:generator>
    <meta:document-statistic meta:object-count="28"/>
  </office:meta>
</office:document-meta>
</file>